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5.208cm" table:align="left"/>
    </style:style>
    <style:style style:name="Таблица1.A" style:family="table-column">
      <style:table-column-properties style:column-width="3.346cm"/>
    </style:style>
    <style:style style:name="Таблица1.B" style:family="table-column">
      <style:table-column-properties style:column-width="6.473cm"/>
    </style:style>
    <style:style style:name="Таблица1.C" style:family="table-column">
      <style:table-column-properties style:column-width="5.389cm"/>
    </style:style>
    <style:style style:name="Таблица1.A1" style:family="table-cell">
      <style:table-cell-properties style:vertical-align="middle" fo:background-color="#f7f7f7" fo:padding="0.049cm" fo:border="none">
        <style:background-image/>
      </style:table-cell-properties>
    </style:style>
    <style:style style:name="Таблица1.A2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P1" style:family="paragraph" style:parent-style-name="Text_20_body">
      <style:paragraph-properties fo:margin-left="0cm" fo:margin-right="0cm" fo:margin-top="0cm" fo:margin-bottom="0.529cm" style:line-height-at-least="0.529cm" fo:widows="1" fo:text-indent="0cm" style:auto-text-indent="false"/>
    </style:style>
    <style:style style:name="P2" style:family="paragraph" style:parent-style-name="Table_20_Contents">
      <style:paragraph-properties fo:text-align="center" style:justify-single-word="false" fo:padding="0.049cm" fo:border="0.002cm solid #cccccc"/>
    </style:style>
    <style:style style:name="P3" style:family="paragraph" style:parent-style-name="Quotations">
      <style:paragraph-properties fo:margin-left="1.529cm" fo:margin-right="1.529cm" fo:margin-top="0cm" fo:margin-bottom="0.529cm" style:line-height-at-least="0.529cm" fo:widows="1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.529cm" style:line-height-at-least="0.529cm" fo:widows="1" fo:text-indent="0cm" style:auto-text-indent="false"/>
      <style:text-properties fo:font-variant="normal" fo:text-transform="none" fo:color="#000000" style:font-name="Arial1" fo:font-size="9.7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529cm" style:line-height-at-least="0.529cm" fo:widows="1" fo:text-indent="0cm" style:auto-text-indent="false"/>
      <style:text-properties fo:font-variant="normal" fo:text-transform="none" fo:color="#000000" style:font-name="Arial1" fo:font-size="9.75pt" fo:letter-spacing="normal" fo:font-style="italic" fo:font-weight="normal"/>
    </style:style>
    <style:style style:name="P6" style:family="paragraph" style:parent-style-name="Text_20_body">
      <style:paragraph-properties fo:margin-left="0cm" fo:margin-right="0cm" fo:margin-top="0cm" fo:margin-bottom="0.529cm" style:line-height-at-least="0.529cm" fo:widows="1" fo:text-indent="0cm" style:auto-text-indent="false"/>
      <style:text-properties fo:color="#000000"/>
    </style:style>
    <style:style style:name="P7" style:family="paragraph" style:parent-style-name="Heading_20_2">
      <style:text-properties fo:font-variant="normal" fo:text-transform="none" fo:color="#000000" style:font-name="Arial1" fo:font-size="22.5pt" fo:letter-spacing="normal" fo:font-style="normal" fo:font-weight="normal"/>
    </style:style>
    <style:style style:name="P8" style:family="paragraph" style:parent-style-name="Heading_20_2">
      <style:paragraph-properties fo:margin-left="0cm" fo:margin-right="0cm" fo:margin-top="0cm" fo:margin-bottom="0.423cm" fo:line-height="100%" fo:widows="1" fo:text-indent="0cm" style:auto-text-indent="false"/>
      <style:text-properties fo:font-variant="normal" fo:text-transform="none" fo:color="#000000" style:font-name="Arial1" fo:font-size="22.5pt" fo:letter-spacing="normal" fo:font-style="normal" fo:font-weight="normal"/>
    </style:style>
    <style:style style:name="P9" style:family="paragraph" style:parent-style-name="Table_20_Contents">
      <style:paragraph-properties fo:text-align="center" style:justify-single-word="false" fo:padding="0.049cm" fo:border="0.002cm solid #cccccc"/>
      <style:text-properties fo:color="#000000"/>
    </style:style>
    <style:style style:name="P10" style:family="paragraph" style:parent-style-name="Heading_20_3">
      <style:paragraph-properties fo:margin-left="0cm" fo:margin-right="0cm" fo:margin-top="0cm" fo:margin-bottom="0.423cm" style:line-height-at-least="0.529cm" fo:widows="1" fo:text-indent="0cm" style:auto-text-indent="false"/>
      <style:text-properties fo:font-variant="normal" fo:text-transform="none" fo:color="#000000" style:font-name="Arial1" fo:font-size="15pt" fo:letter-spacing="normal" fo:font-style="normal" fo:font-weight="normal"/>
    </style:style>
    <style:style style:name="P11" style:family="paragraph" style:parent-style-name="Heading_20_3">
      <style:paragraph-properties fo:margin-left="0cm" fo:margin-right="0cm" fo:margin-top="0cm" fo:margin-bottom="0.423cm" style:line-height-at-least="0.529cm" fo:widows="1" fo:text-indent="0cm" style:auto-text-indent="false"/>
      <style:text-properties fo:font-variant="normal" fo:text-transform="none" fo:color="#000000" fo:letter-spacing="normal"/>
    </style:style>
    <style:style style:name="P12" style:family="paragraph" style:parent-style-name="Heading_20_3">
      <style:paragraph-properties fo:margin-left="0cm" fo:margin-right="0cm" fo:margin-top="0cm" fo:margin-bottom="0.423cm" style:line-height-at-least="0.529cm" fo:widows="1" fo:text-indent="0cm" style:auto-text-indent="false"/>
      <style:text-properties fo:color="#000000"/>
    </style:style>
    <style:style style:name="P13" style:family="paragraph" style:parent-style-name="Quotations">
      <style:paragraph-properties fo:margin-left="1.529cm" fo:margin-right="1.529cm" fo:margin-top="0cm" fo:margin-bottom="0.529cm" style:line-height-at-least="0.529cm" fo:widows="1" fo:text-indent="0cm" style:auto-text-indent="false" fo:padding="0cm" fo:border="none"/>
      <style:text-properties fo:font-variant="normal" fo:text-transform="none" fo:color="#000000" style:font-name="Arial1" fo:font-size="9.75pt" fo:letter-spacing="normal" fo:font-style="italic" fo:font-weight="normal"/>
    </style:style>
    <style:style style:name="T1" style:family="text">
      <style:text-properties style:font-name="Arial1" fo:font-size="15pt" fo:font-style="normal" fo:font-weight="normal"/>
    </style:style>
    <style:style style:name="T2" style:family="text">
      <style:text-properties fo:font-variant="normal" fo:text-transform="none" fo:color="#555555" style:font-name="Arial1" fo:font-size="9.75pt" fo:letter-spacing="normal" fo:font-style="normal" fo:font-weight="normal"/>
    </style:style>
    <style:style style:name="T3" style:family="text">
      <style:text-properties fo:font-variant="normal" fo:text-transform="none" fo:color="#555555" style:font-name="Arial1" fo:font-size="15pt" fo:letter-spacing="normal" fo:font-style="normal" fo:font-weight="normal"/>
    </style:style>
    <style:style style:name="T4" style:family="text">
      <style:text-properties fo:font-variant="normal" fo:text-transform="none" fo:color="#555555" fo:letter-spacing="normal"/>
    </style:style>
    <style:style style:name="T5" style:family="text">
      <style:text-properties fo:font-variant="normal" fo:text-transform="none" fo:color="#666666" style:font-name="Arial1" fo:font-size="9.75pt" fo:letter-spacing="normal" fo:font-style="italic" fo:font-weight="normal"/>
    </style:style>
    <style:style style:name="T6" style:family="text">
      <style:text-properties fo:font-variant="normal" fo:text-transform="none" fo:color="#d1291f" style:font-name="Arial1" fo:font-size="9.75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003366" style:font-name="Arial1" fo:font-size="14pt" fo:letter-spacing="normal" fo:font-style="normal" fo:font-weight="normal"/>
    </style:style>
    <style:style style:name="T8" style:family="text">
      <style:text-properties fo:font-variant="normal" fo:text-transform="none" style:font-name="Arial1" fo:font-size="9.75pt" fo:letter-spacing="normal" fo:font-style="italic" fo:font-weight="normal"/>
    </style:style>
    <style:style style:name="T9" style:family="text">
      <style:text-properties fo:font-variant="normal" fo:text-transform="none" style:font-name="Arial1" fo:font-size="9.75pt" fo:letter-spacing="normal" fo:font-style="normal" fo:font-weight="normal"/>
    </style:style>
    <style:style style:name="T10" style:family="text">
      <style:text-properties fo:font-variant="normal" fo:text-transform="none" style:font-name="Arial1" fo:font-size="9.75pt" fo:letter-spacing="normal" fo:font-style="normal" style:text-underline-style="solid" style:text-underline-width="auto" style:text-underline-color="font-color" fo:font-weight="normal"/>
    </style:style>
    <style:style style:name="T11" style:family="text">
      <style:text-properties fo:font-variant="normal" fo:text-transform="none" style:font-name="Arial1" fo:font-size="15pt" fo:letter-spacing="normal" fo:font-style="normal" fo:font-weight="normal"/>
    </style:style>
    <style:style style:name="T12" style:family="text">
      <style:text-properties fo:font-variant="normal" fo:text-transform="none" style:font-name="Arial1" fo:font-size="14pt" fo:letter-spacing="normal" fo:font-style="normal" fo:font-weight="normal"/>
    </style:style>
    <style:style style:name="T13" style:family="text">
      <style:text-properties fo:font-variant="normal" fo:text-transform="none" fo:letter-spacing="normal"/>
    </style:style>
    <style:style style:name="T14" style:family="text">
      <style:text-properties fo:font-variant="normal" fo:text-transform="none" fo:color="#000000" style:font-name="Arial1" fo:font-size="9.75pt" fo:letter-spacing="normal" fo:font-style="italic" fo:font-weight="normal"/>
    </style:style>
    <style:style style:name="T15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16" style:family="text">
      <style:text-properties fo:font-variant="normal" fo:text-transform="none" fo:color="#000000" style:font-name="Arial1" fo:font-size="9.75pt" fo:letter-spacing="normal" fo:font-style="normal" style:text-underline-style="solid" style:text-underline-width="auto" style:text-underline-color="font-color" fo:font-weight="normal"/>
    </style:style>
    <style:style style:name="T17" style:family="text">
      <style:text-properties fo:color="#003300" fo:font-size="14pt"/>
    </style:style>
    <style:style style:name="T18" style:family="text">
      <style:text-properties fo:font-size="14pt"/>
    </style:style>
    <style:style style:name="T19" style:family="text">
      <style:text-properties fo:color="#00000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8" text:anchor-type="page" text:anchor-page-number="1" svg:x="0cm" svg:y="0cm" svg:width="0.529cm" draw:z-index="0">
        <draw:text-box fo:min-height="0.529cm">
          <text:p text:style-name="Text_20_body"/>
        </draw:text-box>
      </draw:frame>
      <draw:frame draw:style-name="fr1" draw:name="Врезка9" text:anchor-type="page" text:anchor-page-number="1" svg:x="0cm" svg:y="0cm" svg:width="0.529cm" draw:z-index="1">
        <draw:text-box fo:min-height="0.529cm">
          <text:p text:style-name="Text_20_body"/>
        </draw:text-box>
      </draw:frame>
      <draw:frame draw:style-name="fr1" draw:name="Врезка10" text:anchor-type="page" text:anchor-page-number="1" svg:x="0cm" svg:y="0cm" svg:width="0.529cm" draw:z-index="2">
        <draw:text-box fo:min-height="0.529cm">
          <text:p text:style-name="Text_20_body"/>
        </draw:text-box>
      </draw:frame>
      <draw:frame draw:style-name="fr1" draw:name="Врезка11" text:anchor-type="page" text:anchor-page-number="1" svg:x="0cm" svg:y="0cm" svg:width="0.529cm" draw:z-index="3">
        <draw:text-box fo:min-height="0.529cm">
          <text:p text:style-name="Text_20_body"/>
        </draw:text-box>
      </draw:frame>
      <draw:frame draw:style-name="fr1" draw:name="Врезка12" text:anchor-type="page" text:anchor-page-number="1" svg:x="0cm" svg:y="0cm" svg:width="0.529cm" draw:z-index="4">
        <draw:text-box fo:min-height="0.529cm">
          <text:p text:style-name="Text_20_body"/>
        </draw:text-box>
      </draw:frame>
      <text:h text:style-name="P7" text:outline-level="2">Форми герундія</text:h>
      <text:p text:style-name="P4"/>
      <text:p text:style-name="P4">У перфектному герундію (Perfect Gerund) дієслово використовуєтсяь у третій формі, а перед ним знаходиться допоміжне дієслово to have у формі having:</text:p>
      <text:p text:style-name="P4">to do having done<text:line-break/>to repair having repaired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"><text:span text:style-name="Strong_20_Emphasis"><text:span text:style-name="T19"> Форма герундія</text:span></text:span></text:p>
          </table:table-cell>
          <table:table-cell table:style-name="Таблица1.A1" office:value-type="string">
            <text:p text:style-name="P2"><text:span text:style-name="Strong_20_Emphasis"><text:span text:style-name="T19"> Дієслово в активному стані</text:span></text:span></text:p>
          </table:table-cell>
          <table:table-cell table:style-name="Таблица1.A1" office:value-type="string">
            <text:p text:style-name="P2"><text:span text:style-name="Strong_20_Emphasis"><text:span text:style-name="T19"> Дієслово в пасиному стані</text:span></text:span></text:p>
          </table:table-cell>
        </table:table-row>
        <table:table-row>
          <table:table-cell table:style-name="Таблица1.A2" office:value-type="string">
            <text:p text:style-name="P9"> Indefinite Gerund</text:p>
          </table:table-cell>
          <table:table-cell table:style-name="Таблица1.A2" office:value-type="string">
            <text:p text:style-name="P9"> V+ing</text:p>
          </table:table-cell>
          <table:table-cell table:style-name="Таблица1.A2" office:value-type="string">
            <text:p text:style-name="P9"> being + V3</text:p>
          </table:table-cell>
        </table:table-row>
        <table:table-row>
          <table:table-cell table:style-name="Таблица1.A1" office:value-type="string">
            <text:p text:style-name="P9"> Perfect Gerund</text:p>
          </table:table-cell>
          <table:table-cell table:style-name="Таблица1.A1" office:value-type="string">
            <text:p text:style-name="P9"> having +V3 (третя форма дієслова)</text:p>
          </table:table-cell>
          <table:table-cell table:style-name="Таблица1.A1" office:value-type="string">
            <text:p text:style-name="P9"> having been + V3</text:p>
          </table:table-cell>
        </table:table-row>
      </table:table>
      <text:h text:style-name="P8" text:outline-level="2">Використання форм герундія</text:h>
      <text:h text:style-name="P10" text:outline-level="3">Indefinite Gerund Active</text:h>
      <text:p text:style-name="P4">1. Indefinite Gerund в активному стані використовується тоді, коли потрібно позначити дію, що відбувається у той же самий момент як і дія, що виражена присудком. Мова може йти про минуле, теперішнє чи майбутнє:</text:p>
      <text:p text:style-name="P3"><text:span text:style-name="T14">He enjoyed </text:span><text:span text:style-name="Strong_20_Emphasis"><text:span text:style-name="T14">talking</text:span></text:span><text:span text:style-name="T14"> about adventures. – Він насолоджувався розмовами про подорожі.</text:span></text:p>
      <text:p text:style-name="P1"><text:span text:style-name="T15">2. Також ця форма використовується для вираження дії, що відбудеться в майбутньому по відношенню до дії, вираженої присудком у реченні. В таких випадках герундій часто вживається після дієслів </text:span><text:span text:style-name="Strong_20_Emphasis"><text:span text:style-name="T15">to insist</text:span></text:span><text:span text:style-name="T15"> (</text:span><text:span text:style-name="Emphasis"><text:span text:style-name="T15">наполягати</text:span></text:span><text:span text:style-name="T15">), </text:span><text:span text:style-name="Strong_20_Emphasis"><text:span text:style-name="T15">to suggest</text:span></text:span><text:span text:style-name="T15"> (</text:span><text:span text:style-name="Emphasis"><text:span text:style-name="T15">припускати, пропонувати</text:span></text:span><text:span text:style-name="T15">), </text:span><text:span text:style-name="Strong_20_Emphasis"><text:span text:style-name="T15">to intend</text:span></text:span><text:span text:style-name="T15"> (</text:span><text:span text:style-name="Emphasis"><text:span text:style-name="T15">мати намір</text:span></text:span><text:span text:style-name="T15">):</text:span></text:p>
      <text:p text:style-name="P3"><text:span text:style-name="T14">Mike </text:span><text:span text:style-name="Strong_20_Emphasis"><text:span text:style-name="T14">suggested</text:span></text:span><text:span text:style-name="T14"> going to the theatre.  - Майк запропонував піти в театр.</text:span></text:p>
      <text:p text:style-name="P3"><text:span text:style-name="T14">I </text:span><text:span text:style-name="Strong_20_Emphasis"><text:span text:style-name="T14">intended</text:span></text:span><text:span text:style-name="T14"> visiting Barcelona. – Я мав намір відвідати Барселону.</text:span></text:p>
      <text:p text:style-name="P4">3. У випадках, коли потрібно виразити дію, що сталася раніше, також використовується Indefinite Gerund Active:</text:p>
      <text:p text:style-name="P3"><text:span text:style-name="T14">John gave up </text:span><text:span text:style-name="Strong_20_Emphasis"><text:span text:style-name="T14">smoking</text:span></text:span><text:span text:style-name="T14"> in 2005. – Джон перестав курити у 2005.</text:span></text:p>
      <text:p text:style-name="P4">4. Також Indefinite Gerund використовується для позначення дії, що не має прив’язки до часу:</text:p>
      <text:p text:style-name="P3"><text:span text:style-name="Strong_20_Emphasis"><text:span text:style-name="T14">Eating</text:span></text:span><text:span text:style-name="T14"> healthy food is good for your health. – Вживання здорової їжї корисно для вашого здоров’я.</text:span></text:p>
      <text:p text:style-name="P3"><text:span text:style-name="Strong_20_Emphasis"><text:span text:style-name="T14">Playing</text:span></text:span><text:span text:style-name="T14"> football you can earn a lot of money. – Граючи в футбол ти можеш заробити багато грошей.</text:span></text:p>
      <text:p text:style-name="P1"><text:span text:style-name="T15">5. Після слів </text:span><text:span text:style-name="Strong_20_Emphasis"><text:span text:style-name="T15">to want</text:span></text:span><text:span text:style-name="T15">, </text:span><text:span text:style-name="Strong_20_Emphasis"><text:span text:style-name="T15">to need</text:span></text:span><text:span text:style-name="T15">, </text:span><text:span text:style-name="Strong_20_Emphasis"><text:span text:style-name="T15">to require</text:span></text:span><text:span text:style-name="T15">, </text:span><text:span text:style-name="Strong_20_Emphasis"><text:span text:style-name="T15">to deserve</text:span></text:span><text:span text:style-name="T15"> використовується лише Indefinite Gerund:</text:span></text:p>
      <text:p text:style-name="P13"><text:soft-page-break/>She want playing tennis more. – Вона хоче більше грати в теніс.</text:p>
      <text:h text:style-name="P11" text:outline-level="3"> <text:span text:style-name="T1">Indefinite Gerund Passive</text:span></text:h>
      <text:p text:style-name="P4">Indefinite Gerund Passive використовується у випадках, коли він виражає дію, що вчиняється над особою чи предметом іншою стороною:</text:p>
      <text:p text:style-name="P3"><text:span text:style-name="T14">She avoids </text:span><text:span text:style-name="Strong_20_Emphasis"><text:span text:style-name="T14">being watched</text:span></text:span><text:span text:style-name="T14"> in streets. – Вона уникає, щоб її бачили на вулицях.</text:span></text:p>
      <text:p text:style-name="P3"><text:span text:style-name="T14">He was very happy of </text:span><text:span text:style-name="Strong_20_Emphasis"><text:span text:style-name="T14">being helped</text:span></text:span><text:span text:style-name="T14"> by his friends. – Він був дуще щасливим, що йому допомагають його друзі.</text:span></text:p>
      <text:h text:style-name="P11" text:outline-level="3"> <text:span text:style-name="T1">Perfect Gerund Active</text:span></text:h>
      <text:h text:style-name="P12" text:outline-level="3"><text:span text:style-name="T13"> </text:span><text:span text:style-name="T11">Perfect Gerund Passive</text:span></text:h>
      <text:p text:style-name="P4">Perfect Gerund Passive використовується ще рідше, ніж активна форма перфектного герундія:</text:p>
      <text:p text:style-name="P3"><text:span text:style-name="T14">I remember </text:span><text:span text:style-name="Strong_20_Emphasis"><text:span text:style-name="T14">having been shown</text:span></text:span><text:span text:style-name="T14"> the price of the car. – Я пам’ятаю, що мені показували ціну на машину.</text:span></text:p>
      <text:h text:style-name="P8" text:outline-level="2">Функції у реченні</text:h>
      <text:p text:style-name="P4">Герундій у реченні може грати роль підмета, означення, обставиною, іменною частиною присудка, прямим додатком чи прийменниковим додатком .</text:p>
      <text:h text:style-name="P10" text:outline-level="3">Підмет</text:h>
      <text:p text:style-name="P1"><text:span text:style-name="T15">Коли герундій виконує функції </text:span><text:a xlink:type="simple" xlink:href="http://easy-english.com.ua/subject/" office:target-frame-name="_blank" xlink:show="new"><text:span text:style-name="T16">підмета</text:span></text:a><text:span text:style-name="T15"> у реченні, то він перекладається іменником або інфінітивом (неозначеною формою) дієслова:</text:span></text:p>
      <text:p text:style-name="P3"><text:span text:style-name="Strong_20_Emphasis"><text:span text:style-name="T14">Smoking</text:span></text:span><text:span text:style-name="T14"> is prohibited here. – Куріння/Курити тут заборонено.</text:span></text:p>
      <text:p text:style-name="P3"><text:span text:style-name="Strong_20_Emphasis"><text:span text:style-name="T14">Swimming</text:span></text:span><text:span text:style-name="T14"> in the local river is not allowed. – Плавання/Плавати в місцевій річці не дозволяється.</text:span></text:p>
      <text:p text:style-name="P3"><text:span text:style-name="T14">No </text:span><text:span text:style-name="Strong_20_Emphasis"><text:span text:style-name="T14">talking</text:span></text:span><text:span text:style-name="T14">! – Не розмовляти! (Ніяких розмов!)</text:span></text:p>
      <text:h text:style-name="P10" text:outline-level="3">Означення</text:h>
      <text:p text:style-name="P1"><text:span text:style-name="T15">Коли герундій виконує функції означення, він відповідає на питання </text:span><text:span text:style-name="Emphasis"><text:span text:style-name="T15">який?, яка?, яке?, які?, чий?, котрий?</text:span></text:span><text:span text:style-name="T15"> та інші. В таких випадках перед ним часто знаходяться </text:span><text:a xlink:type="simple" xlink:href="http://easy-english.com.ua/prepositions/" office:target-frame-name="_blank" xlink:show="new"><text:span text:style-name="T16">прийменники</text:span></text:a><text:span text:style-name="T15"> </text:span><text:span text:style-name="Strong_20_Emphasis"><text:span text:style-name="T15">of</text:span></text:span><text:span text:style-name="T15">, </text:span><text:span text:style-name="Strong_20_Emphasis"><text:span text:style-name="T15">for</text:span></text:span><text:span text:style-name="T15">, </text:span><text:span text:style-name="Strong_20_Emphasis"><text:span text:style-name="T15">in</text:span></text:span><text:span text:style-name="T15">, </text:span><text:span text:style-name="Strong_20_Emphasis"><text:span text:style-name="T15">at</text:span></text:span><text:span text:style-name="T15">, </text:span><text:span text:style-name="Strong_20_Emphasis"><text:span text:style-name="T15">about</text:span></text:span><text:span text:style-name="T15"> та </text:span><text:span text:style-name="Strong_20_Emphasis"><text:span text:style-name="T15">to</text:span></text:span><text:span text:style-name="T15">:</text:span></text:p>
      <text:p text:style-name="P3"><text:span text:style-name="T14">It’s a great chance </text:span><text:span text:style-name="Strong_20_Emphasis"><text:span text:style-name="T14">of finding</text:span></text:span><text:span text:style-name="T14"> the treasure. – Це відмінний шанс знайти скарб.</text:span></text:p>
      <text:p text:style-name="P3"><text:span text:style-name="T14">I don’t like his way </text:span><text:span text:style-name="Strong_20_Emphasis"><text:span text:style-name="T14">of speaking</text:span></text:span><text:span text:style-name="T14">. – Мені не подобається те, як він розмовляє.</text:span></text:p>
      <text:p text:style-name="P3"><text:span text:style-name="T14">What </text:span><text:span text:style-name="Strong_20_Emphasis"><text:span text:style-name="T14">about waiting</text:span></text:span><text:span text:style-name="T14"> for her outside? – Як на рахунок того, щоб почекати її на вулиці?</text:span></text:p>
      <text:h text:style-name="P10" text:outline-level="3"><text:soft-page-break/>Обставина</text:h>
      <text:p text:style-name="P1"><text:span text:style-name="T15">Відповідаючи на питання </text:span><text:span text:style-name="Emphasis"><text:span text:style-name="T15">як?, де?, коли?, навіщо?, чому?</text:span></text:span><text:span text:style-name="T15"> та ін. герундій у реченні виконує функції обставини. </text:span></text:p>
      <text:p text:style-name="P4">Наприклад:</text:p>
      <text:p text:style-name="P3"><text:span text:style-name="Strong_20_Emphasis"><text:span text:style-name="T14">In copying</text:span></text:span><text:span text:style-name="T14"> the text, he made several mistakes. – При переписуванні тексту він припустився помилок.</text:span></text:p>
      <text:p text:style-name="P3"><text:span text:style-name="Strong_20_Emphasis"><text:span text:style-name="T14">After watching</text:span></text:span><text:span text:style-name="T14"> this video he closed browser. Після перегляду відео, він закрив браузер.</text:span></text:p>
      <text:h text:style-name="P10" text:outline-level="3">Іменна частина присудка</text:h>
      <text:p text:style-name="P1"><text:span text:style-name="T15">Також герундій може виконувати функції іменної частини присудка. В таких випадках він йде після дієслова </text:span><text:a xlink:type="simple" xlink:href="http://easy-english.com.ua/to-be/" office:target-frame-name="_blank" xlink:show="new"><text:span text:style-name="T16">to be</text:span></text:a><text:span text:style-name="T15"> у різних формах:</text:span></text:p>
      <text:p text:style-name="P3"><text:span text:style-name="T14">His hobby </text:span><text:span text:style-name="Strong_20_Emphasis"><text:span text:style-name="T14">is playing</text:span></text:span><text:span text:style-name="T14"> tennis. – Його хобі – грати в теніс.</text:span></text:p>
      <text:p text:style-name="P3"><text:span text:style-name="T14">At the moment his main goal </text:span><text:span text:style-name="Strong_20_Emphasis"><text:span text:style-name="T14">is making</text:span></text:span><text:span text:style-name="T14"> more money. – Зараз головна його ціль – заробляти більше грошей.</text:span></text:p>
      <text:p text:style-name="P3"><text:span text:style-name="T14">Your job </text:span><text:span text:style-name="Strong_20_Emphasis"><text:span text:style-name="T14">is sending</text:span></text:span><text:span text:style-name="T14"> letters. – Твоя робота – відправляти листи.</text:span></text:p>
      <text:h text:style-name="P10" text:outline-level="3">Прямий додаток</text:h>
      <text:p text:style-name="P6"><text:span text:style-name="T12">1</text:span><text:span text:style-name="T9">. Герундій завжди вживається після певних слів:</text:span></text:p>
      <text:p text:style-name="P1"><text:span text:style-name="T15">to admit - </text:span><text:span text:style-name="Emphasis"><text:span text:style-name="T15">припускати, визнавати</text:span></text:span><text:span text:style-name="T15"><text:line-break/>to avoid – </text:span><text:span text:style-name="Emphasis"><text:span text:style-name="T15">уникати</text:span></text:span><text:span text:style-name="T15"><text:line-break/>to delay – </text:span><text:span text:style-name="Emphasis"><text:span text:style-name="T15">затримувати</text:span></text:span><text:span text:style-name="T15"><text:line-break/>to deny – </text:span><text:span text:style-name="Emphasis"><text:span text:style-name="T15">брати назад, заперечувати</text:span></text:span><text:span text:style-name="T15"><text:line-break/>to forgive – </text:span><text:span text:style-name="Emphasis"><text:span text:style-name="T15">пробачати</text:span></text:span></text:p>
      <text:p text:style-name="P4">Наприклад:</text:p>
      <text:p text:style-name="P3"><text:span text:style-name="T14">She </text:span><text:span text:style-name="Strong_20_Emphasis"><text:span text:style-name="T14">avoided looking</text:span></text:span><text:span text:style-name="T14"> at him. – Вона прагнула не дивитися на нього.</text:span></text:p>
      <text:p text:style-name="P3"><text:span text:style-name="T14">He </text:span><text:span text:style-name="Strong_20_Emphasis"><text:span text:style-name="T14">admitted stealing</text:span></text:span><text:span text:style-name="T14"> the tablet pc. – Він визнав, що вкрав планшет.</text:span></text:p>
      <text:p text:style-name="P3"><text:span text:style-name="T14">I </text:span><text:span text:style-name="Strong_20_Emphasis"><text:span text:style-name="T14">denied fishing</text:span></text:span><text:span text:style-name="T14"> in lake! – Я заперечую, що рибалив у озері!</text:span></text:p>
      <text:p text:style-name="P4"><text:span text:style-name="T18">2</text:span>. Герундій використовується у сталих словосполученнях:</text:p>
      <text:p text:style-name="P1"><text:span text:style-name="T15">to go fishing – </text:span><text:span text:style-name="Emphasis"><text:span text:style-name="T15">ходити на рибалку</text:span></text:span><text:span text:style-name="T15"><text:line-break/>to go dancing – </text:span><text:span text:style-name="Emphasis"><text:span text:style-name="T15">танцювати / займатися танцями</text:span></text:span><text:span text:style-name="T15"><text:line-break/>to go shopping – </text:span><text:span text:style-name="Emphasis"><text:span text:style-name="T15">ходити за покупками</text:span></text:span><text:span text:style-name="T15"><text:line-break/>to go skating – </text:span><text:span text:style-name="Emphasis"><text:span text:style-name="T15">кататися на ковзанах</text:span></text:span><text:span text:style-name="T15"><text:line-break/></text:span><text:soft-page-break/><text:span text:style-name="T15">to go swimming – </text:span><text:span text:style-name="Emphasis"><text:span text:style-name="T15">займатися плаванням</text:span></text:span><text:span text:style-name="T15"><text:line-break/>to go walking – </text:span><text:span text:style-name="Emphasis"><text:span text:style-name="T15">ходити на прогулянку</text:span></text:span></text:p>
      <text:p text:style-name="P1"><text:span text:style-name="T15">to need – </text:span><text:span text:style-name="Emphasis"><text:span text:style-name="T15">потребувати</text:span></text:span><text:span text:style-name="T15"><text:line-break/>to require – </text:span><text:span text:style-name="Emphasis"><text:span text:style-name="T15">потребувати, вимагати</text:span></text:span><text:span text:style-name="T15"><text:line-break/>to want – </text:span><text:span text:style-name="Emphasis"><text:span text:style-name="T15">вимагати</text:span></text:span><text:span text:style-name="T15"><text:line-break/>to be worth – </text:span><text:span text:style-name="Emphasis"><text:span text:style-name="T15">вартувати щось робити</text:span></text:span></text:p>
      <text:p text:style-name="P4">Наприклад:</text:p>
      <text:p text:style-name="P3"><text:span text:style-name="T14">The car </text:span><text:span text:style-name="Strong_20_Emphasis"><text:span text:style-name="T14">needed painting</text:span></text:span><text:span text:style-name="T14">. – Машина потребувала фарбування.</text:span></text:p>
      <text:p text:style-name="P3"><text:span text:style-name="T14">Does your suit </text:span><text:span text:style-name="Strong_20_Emphasis"><text:span text:style-name="T14">require pressing</text:span></text:span><text:span text:style-name="T14">? – Ваш костюм потребує прасування?</text:span></text:p>
      <text:p text:style-name="P3"><text:span text:style-name="T14">The skirt </text:span><text:span text:style-name="Strong_20_Emphasis"><text:span text:style-name="T14">wants washing</text:span></text:span><text:span text:style-name="T14">. – Спідницю потрібно випрати.</text:span></text:p>
      <text:p text:style-name="P5"/>
      <text:h text:style-name="P10" text:outline-level="3">Прийменниковий додаток</text:h>
      <text:p text:style-name="P1"><text:span text:style-name="T15">Якщо герундій виконує функцію непрямого додатка, то він може знаходитися в реченні після величезної кількості дієслів, прикметників і дієприкметників, що використовується у словосполученнях з прийменниками </text:span><text:span text:style-name="Strong_20_Emphasis"><text:span text:style-name="T15">of</text:span></text:span><text:span text:style-name="T15">, </text:span><text:span text:style-name="Strong_20_Emphasis"><text:span text:style-name="T15">for</text:span></text:span><text:span text:style-name="T15">, </text:span><text:span text:style-name="Strong_20_Emphasis"><text:span text:style-name="T15">in</text:span></text:span><text:span text:style-name="T15"> та інших:</text:span></text:p>
      <text:p text:style-name="P3"><text:span text:style-name="T14">Thank Mary for</text:span><text:span text:style-name="Strong_20_Emphasis"><text:span text:style-name="T14"> calling</text:span></text:span><text:span text:style-name="T14"> John. – Спасибі Мері за дзвінок Джону.</text:span></text:p>
      <text:p text:style-name="P3"><text:span text:style-name="T14">He doesn’t agree on</text:span><text:span text:style-name="Strong_20_Emphasis"><text:span text:style-name="T14"> visiting</text:span></text:span><text:span text:style-name="T14"> several museums. – Він не погоджується на те, щоб відвідати декілька музеїв.</text:span></text:p>
      <text:p text:style-name="P3"><text:span text:style-name="T14">Looking forward to </text:span><text:span text:style-name="Strong_20_Emphasis"><text:span text:style-name="T14">seeing</text:span></text:span><text:span text:style-name="T14"> you! – Чекаю з нетерпінням на зустріч з тобою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27S</meta:editing-duration>
    <meta:editing-cycles>6</meta:editing-cycles>
    <meta:generator>OpenOffice/4.0.1$Win32 OpenOffice.org_project/401m5$Build-9714</meta:generator>
    <dc:date>2015-04-21T16:50:57.63</dc:date>
    <meta:document-statistic meta:table-count="1" meta:image-count="0" meta:object-count="0" meta:page-count="4" meta:paragraph-count="75" meta:word-count="856" meta:character-count="5400"/>
    <meta:user-defined meta:name="Info 1"/>
    <meta:user-defined meta:name="Info 2"/>
    <meta:user-defined meta:name="Info 3"/>
    <meta:user-defined meta:name="Info 4"/>
  </office:meta>
</office:document-meta>
</file>